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IP and Credential Information</text:p>
      <text:p text:style-name="Standard">The following table outlines public and private IP addressing within the lab environment.</text:p>
      <text:p text:style-name="Standard">Device IP Address Misc./Notes</text:p>
      <text:p text:style-name="Standard">Jumphost 207.162.210.85 Public IP Address</text:p>
      <text:p text:style-name="Standard">Jumphost 10.10.0.254 Internal IP Address</text:p>
      <text:p text:style-name="Standard">Jenkins 207.162.210.85 Public IP Address</text:p>
      <text:p text:style-name="Standard">Jenkins 10.10.0.253 Internal IP Address</text:p>
      <text:p text:style-name="Standard">Dev CSR 10.0.0.5 Interface G1</text:p>
      <text:p text:style-name="Standard">Dev ASAv 10.0.0.8 Interface Man0/0</text:p>
      <text:p text:style-name="Standard">Dev NXOS 10.0.0.6 mgmt0</text:p>
      <text:p text:style-name="Standard">Prod CSR 10.1.0.5 Interface G1</text:p>
      <text:p text:style-name="Standard">Prod ASAv 10.1.0.8 Interface Man0/0</text:p>
      <text:p text:style-name="Standard">Prod NXOS 10.1.0.6 mgmt0</text:p>
      <text:p text:style-name="Standard">Per student Jumphost/Jenkins Access, where XX is student number:</text:p>
      <text:p text:style-name="Standard">Device IP Address Port</text:p>
      <text:p text:style-name="Standard">Jumphost - SSH 207.162.210.85 220XX</text:p>
      <text:p text:style-name="Standard">Jumphost - RDP 207.162.210.85 338XX</text:p>
      <text:p text:style-name="Standard">Jenkins - SSH 207.162.210.85 221XX</text:p>
      <text:p text:style-name="Standard">Jenkins - HTTP 207.162.210.85 80XX</text:p>
      <text:p text:style-name="Standard">The following table outlines credentials for lab access.</text:p>
      <text:p text:style-name="Standard">Device Access Type Username Password(s)</text:p>
      <text:p text:style-name="Standard">Jumphost Remote Desktop/SSH ignw ignw</text:p>
      <text:p text:style-name="Standard">Jenkins SSH ignw ignw</text:p>
      <text:p text:style-name="Standard">CSR (dev &amp; prod) SSH ignw ignw</text:p>
      <text:p text:style-name="Standard">ASAv (dev &amp; prod) SSH ignw ignw</text:p>
      <text:p text:style-name="Standard">NXOS (dev &amp; prod) SSH ignw ignw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6:50:44.418031409</meta:creation-date>
    <dc:date>2019-04-22T16:51:05.579952619</dc:date>
    <meta:editing-duration>PT24S</meta:editing-duration>
    <meta:editing-cycles>1</meta:editing-cycles>
    <meta:document-statistic meta:table-count="0" meta:image-count="0" meta:object-count="0" meta:page-count="1" meta:paragraph-count="26" meta:word-count="146" meta:character-count="956" meta:non-whitespace-character-count="835"/>
    <meta:generator>LibreOffice/5.4.6.2$Linux_X86_64 LibreOffice_project/40m0$Build-2</meta:generator>
  </office:meta>
</office:document-meta>
</file>